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size="20pt" fo:font-weight="bold" style:font-size-asian="20pt" style:font-weight-asian="bold" style:font-size-complex="20pt" style:font-weight-complex="bold"/>
    </style:style>
    <style:style style:name="P4" style:family="paragraph">
      <style:paragraph-properties fo:text-align="center"/>
      <style:text-properties fo:color="#ffffff"/>
    </style:style>
    <style:style style:name="P5" style:family="paragraph">
      <style:paragraph-properties fo:text-align="center"/>
    </style:style>
    <style:style style:name="T1" style:family="text">
      <style:text-properties fo:color="#ffffff"/>
    </style:style>
    <style:style style:name="gr1" style:family="graphic">
      <style:graphic-properties svg:stroke-width="0.035cm" svg:stroke-color="#000000" draw:marker-start-width="0.406cm" draw:marker-end-width="0.406cm" draw:fill-color="#808080"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5cm" svg:stroke-color="#000000" draw:marker-start-width="0.406cm" draw:marker-end-width="0.406cm" draw:fill-color="#00cc33"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5cm" svg:stroke-color="#000000" draw:marker-start-width="0.406cm" draw:marker-end-width="0.406cm" draw:fill-color="#eeeeee"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rect text:anchor-type="paragraph" draw:z-index="2" draw:style-name="gr2" draw:text-style-name="P5" svg:width="5.806cm" svg:height="11.037cm" svg:x="2.796cm" svg:y="4.376cm"><text:p text:style-name="P5">Menu de gauche :</text:p><text:p text:style-name="P5">Visible si connecté différent</text:p><text:p text:style-name="P5">Selon statut de l'utilisateur</text:p><text:p text:style-name="P5">(par ex admin, user)</text:p><text:p text:style-name="P5">Utilise $_SESSION[statut]</text:p><text:p text:style-name="P5">Css utilisé : menu.css</text:p></draw:rect><draw:rect text:anchor-type="paragraph" draw:z-index="1" draw:style-name="gr1" draw:text-style-name="P4" svg:width="21.349cm" svg:height="1.029cm" svg:x="2.826cm" svg:y="15.413cm"><text:p text:style-name="P4"><text:span text:style-name="T1">Footer : jamais modifié, toujours visible</text:span></text:p><text:p text:style-name="P4"><text:span text:style-name="T1">Css utilisé : footer.css</text:span></text:p></draw:rect><draw:rect text:anchor-type="paragraph" draw:z-index="0" draw:style-name="gr1" draw:text-style-name="P4" svg:width="21.317cm" svg:height="3.387cm" svg:x="2.796cm" svg:y="0.99cm"><text:p text:style-name="P4"><text:span text:style-name="T1">Header : deux possibilités : connecté ou non</text:span></text:p><text:p text:style-name="P4"><text:span text:style-name="T1">Utilise $_SESSION[statut]</text:span></text:p><text:p text:style-name="P4"><text:span text:style-name="T1">Css utilisé : header.css</text:span></text:p></draw:rect><draw:rect text:anchor-type="paragraph" draw:z-index="3" draw:style-name="gr3" draw:text-style-name="P5" svg:width="15.574cm" svg:height="11.037cm" svg:x="8.601cm" svg:y="4.376cm"><text:p text:style-name="P5">Contenu central</text:p><text:p text:style-name="P5">Css utilisé : contenu.css</text:p></draw:rect></text:p>
      <text:p text:style-name="P1">Principe de base : il n'y a qu'une page : index.php. La reconstruction de celle-ci sera fonction des actions de l'utilisateur. Ces actions envoient des variables dans la variable superglobale GET.</text:p>
      <text:p text:style-name="Standard"/>
      <text:p text:style-name="code">&lt;a href=”index.php?page=infos;deuxieme_variable=hihoihoi&gt;texte du bouton&lt;/a&gt;</text:p>
      <text:p text:style-name="Standard"/>
      <text:p text:style-name="Standard">Le fait de cliquer sur un lien permet de rafraichir la page index.php.</text:p>
      <text:p text:style-name="Standard"/>
      <text:p text:style-name="Standard">Le fait de passer des variables en GET permet de reconstruire la page index.php en fonction de celles-ci.</text:p>
      <text:p text:style-name="Standard"/>
      <text:p text:style-name="Standard">Chaque utilisation de méthodes POST ou GET vide POST ou GET et réinscrit des valeurs.</text:p>
      <text:p text:style-name="Standard"/>
      <text:p text:style-name="Standard"/>
      <text:p text:style-name="Standard">Pour les paramètres de connexion, il faut ajouter un item à la variable superglobale SESSION. En fonction du retour de statut de l'utilisateur par la base de données, on aura :</text:p>
      <text:p text:style-name="Standard"/>
      <text:p text:style-name="code">$_SESSION[statut]='admin';</text:p>
      <text:p text:style-name="Standard"/>
      <text:p text:style-name="Standard">ou</text:p>
      <text:p text:style-name="Standard"/>
      <text:p text:style-name="code">$_SESSION[statut]='user';</text:p>
      <text:p text:style-name="Standard"/>
      <text:p text:style-name="Standard"/>
      <text:p text:style-name="Standard"/>
      <text:p text:style-name="Standard"/>
      <text:p text:style-name="Standard"/>
      <text:p text:style-name="P3">Session</text:p>
      <text:p text:style-name="Standard"/>
      <text:p text:style-name="Standard">Il faut commencer par ouvrir la session :</text:p>
      <text:p text:style-name="Standard"/>
      <text:p text:style-name="code">session_start();</text:p>
      <text:p text:style-name="Standard"/>
      <text:p text:style-name="Standard">le bouton déconnexion entrainera le code suivant :</text:p>
      <text:p text:style-name="Standard"/>
      <text:p text:style-name="code">$_SESSION=array();</text:p>
      <text:p text:style-name="code">session_destroy() ;</text:p>
      <text:p text:style-name="Standard"/>
      <text:p text:style-name="Standard">La notion de session est à creuser.</text:p>
      <text:p text:style-name="P3">Header</text:p>
      <text:p text:style-name="Standard"/>
      <text:p text:style-name="Standard">On a deux headers : un pour les visiteurs, un pour les connectés, quelqu'ils soient :</text:p>
      <text:p text:style-name="Standard"/>
      <text:p text:style-name="code">if (isset($_SESSION['statut'])){</text:p>
      <text:p text:style-name="code"><text:tab/>include 'ihm/header/headerConnected.php';</text:p>
      <text:p text:style-name="code">}</text:p>
      <text:p text:style-name="code">else {</text:p>
      <text:p text:style-name="code"><text:tab/>include 'ihm/header/header.php';</text:p>
      <text:p text:style-name="code">}</text:p>
      <text:p text:style-name="Standard"/>
      <text:p text:style-name="Standard"/>
      <text:p text:style-name="Standard"/>
      <text:p text:style-name="P3">Menu de gauche</text:p>
      <text:p text:style-name="Standard"/>
      <text:p text:style-name="Standard">Le menu de gauche s'affiche que si il y a eu une connection de réussie, il est différent selon le statut de l'utilisateur</text:p>
      <text:p text:style-name="Standard"/>
      <text:p text:style-name="code">if (isset($_SESSION['status'])){</text:p>
      <text:p text:style-name="code"><text:tab/>if ($_SESSION['status'] == 'admin'){</text:p>
      <text:p text:style-name="code"><text:tab/><text:tab/>include 'ihm/menu/menuAdmin.php';</text:p>
      <text:p text:style-name="code"><text:tab/>}</text:p>
      <text:p text:style-name="code"><text:tab/>else {</text:p>
      <text:p text:style-name="code"><text:tab/><text:tab/>include 'ihm/menu/menuMembre.php';</text:p>
      <text:p text:style-name="code"><text:tab/>}</text:p>
      <text:p text:style-name="code">}</text:p>
      <text:p text:style-name="Standard"/>
      <text:p text:style-name="Standard"/>
      <text:p text:style-name="Standard"/>
      <text:p text:style-name="P3">Contenu central</text:p>
      <text:p text:style-name="Standard"/>
      <text:p text:style-name="Standard">(Penser à faire création d'une liste des ihm possibles ou en tout cas gérer exception url)</text:p>
      <text:p text:style-name="Standard"/>
      <text:p text:style-name="Standard">Deux éléments à inclure : un contrôleur et une page (ihm/pages/). Il faut les appeler dans cet ordre car le contenu de la page appelée dépendra des actions du contrôleur. Par exemple, l'affichage des résultats d'une recherche dépendra des retours de la BD.</text:p>
      <text:p text:style-name="Standard"/>
      <text:p text:style-name="Standard">Il faut bien comprendre que l'index.php est en réalité à la fois le main{] en Java mais également le contôleur principal, les autres contrôleurs sont des contrôleurs secondaires qui seront appelé par l'index.php en fonction des actions de l'utilisateur.</text:p>
      <text:p text:style-name="Standard"/>
      <text:p text:style-name="Standard">Pour quel contrôleur appeler :</text:p>
      <text:p text:style-name="Standard"/>
      <text:p text:style-name="code">if (!isset($_GET['controller'])){</text:p>
      <text:p text:style-name="code"><text:tab/>include 'controller/'.$_GET['controller'].'.php';</text:p>
      <text:p text:style-name="code">}</text:p>
      <text:p text:style-name="Standard"/>
      <text:p text:style-name="Standard">Le contrôleur traite les informations contenues dans le POST.</text:p>
      <text:p text:style-name="Standard"/>
      <text:p text:style-name="Standard">Par exemple, le controleur de recherche de jeu physique recevra en paramètres (ceci ne sera pas visible dans le code mais c'est ce qui se produit lorsque l'on utilise la méthode POST :</text:p>
      <text:p text:style-name="Standard"/>
      <text:p text:style-name="code">$_POST ['nomJeuP'] = 'monopoly';</text:p>
      <text:p text:style-name="code">$_POST ['deptJeuP'] = 56;</text:p>
      <text:p text:style-name="Standard"/>
      <text:p text:style-name="Standard">Le contrôleur appelera la méthode statique find($request) du fichier. Cette méthode retourne un objet.</text:p>
      <text:p text:style-name="Standard"/>
      <text:p text:style-name="Standard"/>
      <text:p text:style-name="P1">La variable requête se créée de la manière suivante (en tenant compte de tous les paramètres de recherche possibles) <text:s/>:</text:p>
      <text:p text:style-name="Standard"/>
      <text:p text:style-name="code">if (isset($_POST ['nomJeuP']){</text:p>
      <text:p text:style-name="code"><text:tab/>$request ['nomJeuP'] = $_POST ['nomJeuP'];</text:p>
      <text:p text:style-name="code">}</text:p>
      <text:p text:style-name="code"/>
      <text:p text:style-name="code">if (isset($_POST ['dept']){</text:p>
      <text:p text:style-name="code"><text:tab/>$request ['dept']] = $_POST ['dept'];</text:p>
      <text:p text:style-name="code">}</text:p>
      <text:p text:style-name="code"/>
      <text:p text:style-name="code">if (isset($_POST ['nombreJoueurs']){</text:p>
      <text:p text:style-name="code"><text:tab/>$request ['nombreJoueurs'] = $_POST ['nombreJoueurs'];</text:p>
      <text:p text:style-name="code">}</text:p>
      <text:p text:style-name="code"/>
      <text:p text:style-name="code">if (isset($_POST ['dureeJeu']){</text:p>
      <text:p text:style-name="code"><text:tab/>$request ['dureeJeu'] = $_POST ['dureeJeu'];</text:p>
      <text:p text:style-name="code">}</text:p>
      <text:p text:style-name="Standard"/>
      <text:p text:style-name="Standard">etc …</text:p>
      <text:p text:style-name="Standard"/>
      <text:p text:style-name="Standard">Ceci sera dans le contrôleur de recherche de jeu physique.</text:p>
      <text:p text:style-name="Standard"/>
      <text:p text:style-name="Standard"/>
      <text:p text:style-name="Standard"/>
      <text:p text:style-name="Standard"/>
      <text:p text:style-name="Standard"/>
      <text:p text:style-name="Standard"/>
      <text:p text:style-name="P1">Puis le contrôleur fera appel à la classe jeu_p_dao (include).</text:p>
      <text:p text:style-name="Standard"/>
      <text:p text:style-name="Standard">On aura donc :</text:p>
      <text:p text:style-name="Standard"/>
      <text:p text:style-name="code">Function select($request){</text:p>
      <text:p text:style-name="code"><text:tab/>$stringRequest = '';</text:p>
      <text:p text:style-name="code"><text:tab/>foreach ($request as $colonne =&gt; $valeur){</text:p>
      <text:p text:style-name="code"><text:tab/><text:tab/>// stefan : on commence par ajouter la condition à la string</text:p>
      <text:p text:style-name="code"><text:tab/><text:tab/>$stringRequest .= $colonne.'='.$valeur;</text:p>
      <text:p text:style-name="code"><text:tab/><text:tab/>// stefan : on supprime la valeur de l'array ...</text:p>
      <text:p text:style-name="code"><text:s text:c="11"/>unset ($request [$colonne]);</text:p>
      <text:p text:style-name="code"><text:tab/><text:tab/>// … de manière à ce que tant qu'il reste des valeurs, on ajoute AND</text:p>
      <text:p text:style-name="code"><text:s text:c="11"/>if (!(empty($request))){</text:p>
      <text:p text:style-name="code"><text:s text:c="11"/><text:tab/>$stringRequest .= ' AND '; <text:s/></text:p>
      <text:p text:style-name="code"><text:s text:c="11"/>}</text:p>
      <text:p text:style-name="code"><text:tab/>}</text:p>
      <text:p text:style-name="code"/>
      <text:p text:style-name="code"><text:tab/>// requête dans la base de données</text:p>
      <text:p text:style-name="code"><text:tab/></text:p>
      <text:p text:style-name="code"><text:tab/>// résultat de la requête</text:p>
      <text:p text:style-name="code"><text:tab/>while ($ligne = $stmt-&gt;fetch(PDO::FETCH_ASSOC)) {</text:p>
      <text:p text:style-name="code"><text:tab/><text:tab/>$liste [] = new object ( /* attributs base de données */ );</text:p>
      <text:p text:style-name="code"><text:tab/>}</text:p>
      <text:p text:style-name="code"><text:tab/></text:p>
      <text:p text:style-name="code"><text:tab/>return $liste;</text:p>
      <text:p text:style-name="code">}</text:p>
      <text:p text:style-name="Standard"/>
      <text:p text:style-name="Standard"/>
      <text:p text:style-name="Standard">Chaque fichier include donc son construteur d'objet : jeu_p_dao.php inclu jeu_p.php. C'est le dao qui créé les objets.</text:p>
      <text:p text:style-name="Standard"/>
      <text:p text:style-name="Standard">Cet objet est nécessairement un array d'objet (utilisateur, jeuT, jeuP ou message). Cet array retourne donc zéro, un ou plusieurs objets. Chaque ihm d'affichage de résultat de requête doit donc gérer le cas d'erreur :</text:p>
      <text:p text:style-name="Standard"/>
      <text:p text:style-name="code">if(empty($listeResultat)){</text:p>
      <text:p text:style-name="code"><text:soft-page-break/><text:tab/>echo 'aucun résultat trouvé';</text:p>
      <text:p text:style-name="code">else {</text:p>
      <text:p text:style-name="code"><text:tab/>foreach ($liste as $element){</text:p>
      <text:p text:style-name="code"><text:tab/><text:tab/>// affichage élément dans une cellule d'un tableau</text:p>
      <text:p text:style-name="code"><text:tab/><text:tab/>// avec l'ajout d'un bouton</text:p>
      <text:p text:style-name="code"><text:tab/>}</text:p>
      <text:p text:style-name="code">}</text:p>
      <text:p text:style-name="Standard"/>
      <text:p text:style-name="Standard"/>
      <text:p text:style-name="Standard"/>
      <text:p text:style-name="Standard">Pour quelle page afficher :</text:p>
      <text:p text:style-name="Standard"/>
      <text:p text:style-name="Standard"/>
      <text:p text:style-name="code">if (!isset($_GET['page'])){</text:p>
      <text:p text:style-name="code"><text:tab/>include 'ihm/pages/accueil.php';</text:p>
      <text:p text:style-name="code">}</text:p>
      <text:p text:style-name="code">else {</text:p>
      <text:p text:style-name="code"><text:tab/>include 'ihm/pages/'.$_GET['page'].'.php';</text:p>
      <text:p text:style-name="cod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Footer</text:p>
      <text:p text:style-name="Standard"/>
      <text:p text:style-name="code">include 'ihm/pages/footer.php';</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de" style:family="paragraph" style:parent-style-name="Standard" style:class="text" style:master-page-name="">
      <style:paragraph-properties fo:margin-left="3cm" fo:margin-right="3cm" fo:text-indent="0cm" style:auto-text-indent="false" style:page-number="auto" fo:background-color="#333333">
        <style:background-image/>
      </style:paragraph-properties>
      <style:text-properties fo:color="#ffffff" style:font-name="Consolas" fo:font-weight="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23T17:24:15.27</meta:creation-date>
    <dc:date>2017-02-24T16:43:42.99</dc:date>
    <meta:editing-duration>PT8H30M50S</meta:editing-duration>
    <meta:editing-cycles>29</meta:editing-cycles>
    <meta:generator>OpenOffice/4.1.2$Win32 OpenOffice.org_project/412m3$Build-9782</meta:generator>
    <meta:print-date>2017-02-24T10:05:32.17</meta:print-date>
    <meta:document-statistic meta:table-count="0" meta:image-count="0" meta:object-count="0" meta:page-count="10" meta:paragraph-count="104" meta:word-count="661" meta:character-count="4458"/>
  </office:meta>
</office:document-meta>
</file>